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b5ceb" officeooo:paragraph-rsid="000b5ceb"/>
    </style:style>
    <style:style style:name="P2" style:family="paragraph" style:parent-style-name="Standard">
      <style:paragraph-properties fo:text-align="center" style:justify-single-word="false"/>
      <style:text-properties fo:font-size="18pt" fo:font-weight="bold" officeooo:rsid="000b5ceb" officeooo:paragraph-rsid="000b5ceb" style:font-size-asian="18pt" style:font-weight-asian="bold" style:font-size-complex="18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style:style>
    <style:style style:name="P5" style:family="paragraph" style:parent-style-name="Standard">
      <style:paragraph-properties fo:line-height="150%" fo:text-align="end" style:justify-single-word="false"/>
    </style:style>
    <style:style style:name="T1" style:family="text">
      <style:text-properties fo:font-style="italic" style:font-style-asian="italic" style:font-style-complex="italic"/>
    </style:style>
    <style:style style:name="T2" style:family="text">
      <style:text-properties officeooo:rsid="000c63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gson : l<text:span text:style-name="T2">angage et pensée</text:span></text:p>
      <text:p text:style-name="Standard"/>
      <text:p text:style-name="Standard"/>
      <text:p text:style-name="Standard"/>
      <text:p text:style-name="P3"><text:tab/>« Nous ne voyons pas les choses mêmes ; nous nous bornons, le plus souvent, à lire des étiquettes collées sur elles. Cette tendance, issue du besoin, s’est encore accentuée sous l’influence du langage. Car les mots (à l’exception des noms propres) désignent des genres. Le mot, qui ne note de la chose que sa fonction la plus commune et son aspect banal, s’insinue entre elle et nous, et en masquerait la forme à nos yeux si cette forme ne se dissimulait déjà derrière les besoins qui ont créé le mot lui-même. Et ce ne sont pas seulement les objets extérieurs, ce sont aussi nos propres états d’âme qui se dérobent à nous dans ce qu’ils ont d’intime, de personnel, d’originalement vécu. Quand nous éprouvons de l’amour ou de la haine, quand nous nous sentons joyeux ou tristes, est-ce bien notre sentiment lui-même qui arrive à notre conscience avec les mille nuances fugitives et les mille résonances profondes qui en font quelque chose d’absolument nôtre ? Nous serions alors tous romanciers, tous poètes, tous musiciens. Mais, le plus souvent, nous n’apercevons de notre état d’âme que son déploiement extérieur. Nous ne saisissons de nos sentiments que leur aspect impersonnel, celui que le langage a pu noter une fois pour toutes parce qu’il est à peu près le même dans les mêmes conditions, pour tous les hommes. Ainsi, jusque dans notre propre individu, l’individualité nous échappe. Nous nous mouvons parmi des généralités et des symboles. »</text:p>
      <text:p text:style-name="P4"/>
      <text:p text:style-name="P5">Bergson, <text:span text:style-name="T1">Le Rire</text:span></text:p>
      <text:p text:style-name="P4"/>
      <text:p text:style-name="P4"/>
      <text:p text:style-name="P1">1. En analysant ce qu’est une « étiquette », expliquez la phrase suivante : «  nous nous bornons, le plus souvent, à lire des étiquettes collées sur [les choses] ». <text:span text:style-name="T2">Que sont ces « étiquettes », dans le contexte du texte ?</text:span></text:p>
      <text:p text:style-name="P1">2. Pourquoi <text:span text:style-name="T2">nous contentons-nous d’« étiquettes »</text:span>, d’après Bergson ?</text:p>
      <text:p text:style-name="P1">3. Quel lien Bergson fait-il entre la perception de notre environnement et la construction de notre identité personnelle ?</text:p>
      <text:p text:style-name="P1">3. Qu’est-ce qui définit l’artiste d’après Bergso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2T22:25:37.715000000</meta:creation-date>
    <dc:title>Page vierge</dc:title>
    <meta:generator>LibreOffice/7.2.5.2$Windows_X86_64 LibreOffice_project/499f9727c189e6ef3471021d6132d4c694f357e5</meta:generator>
    <meta:editing-duration>PT8M23S</meta:editing-duration>
    <meta:editing-cycles>3</meta:editing-cycles>
    <dc:date>2023-05-24T07:57:27.612000000</dc:date>
    <meta:document-statistic meta:table-count="0" meta:image-count="0" meta:object-count="0" meta:page-count="1" meta:paragraph-count="7" meta:word-count="332" meta:character-count="1957" meta:non-whitespace-character-count="1630"/>
    <meta:template xlink:type="simple" xlink:actuate="onRequest" xlink:title="Page vierge" xlink:href="../../../../../../AppData/Roaming/LibreOffice/4/user/template/Page%20vierge1.ott" meta:date="2023-05-22T22:25:37.229000000"/>
  </office:meta>
</office:document-meta>
</file>